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8edbc" officeooo:paragraph-rsid="0008edbc"/>
    </style:style>
    <style:style style:name="P2" style:family="paragraph" style:parent-style-name="Standard">
      <style:text-properties fo:language="el" fo:country="GR" officeooo:rsid="000a08d9" officeooo:paragraph-rsid="000a08d9"/>
    </style:style>
    <style:style style:name="T1" style:family="text">
      <style:text-properties officeooo:rsid="000a08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-Risk assessment</text:p>
      <text:p text:style-name="P1"/>
      <text:p text:style-name="P1">Μέλη…</text:p>
      <text:p text:style-name="P1"/>
      <text:p text:style-name="P1">Ρόλοι…</text:p>
      <text:p text:style-name="P1"/>
      <text:p text:style-name="P1">Κατά την εκπόνηση ενός έργου ή μιας ιδέας από μικρομεσαίες ομάδες υπάρχουν συχνά κίνδυνοι οι οποίοι είναι επιβλαβείς για την συνέχεια και την τελική και άρτια υλοποίηση του έργου.</text:p>
      <text:p text:style-name="P1"/>
      <text:p text:style-name="P1">Οι κίνδυνοι οι οποίοι παρατηρήθηκαν στη δικιά μας περίπτωση καθώς και κάποιες τεχνικές αντιμετώπισης:</text:p>
      <text:p text:style-name="P1"/>
      <text:p text:style-name="P1">1. Κίνδυνος της <text:span text:style-name="T2">διένεξης</text:span> δύο ή περισσοτέρων μελών της ομάδας</text:p>
      <text:p text:style-name="P1">- Δουλεύουμε σε ένα φιλικό και χαρούμενο περιβάλλον</text:p>
      <text:p text:style-name="P1"/>
      <text:p text:style-name="P1">2. Κίνδυνος <text:span text:style-name="T2">αποχώρησης</text:span> μέλους</text:p>
      <text:p text:style-name="P1">- Αμοιβαία επικοινωνία προκειμένου τυχών διαφορές και προβλήματα να διευθετούνται αμέσως(πρόληψη).</text:p>
      <text:p text:style-name="P1">- Ταχεία εύρεση νέου μέλους(καταστολή)</text:p>
      <text:p text:style-name="P1"/>
      <text:p text:style-name="P1">3. <text:span text:style-name="T2">Δίκαιος</text:span> διαμοιρασμός εργασία, πόρων και μισθών.</text:p>
      <text:p text:style-name="P1">- Εργασίες όσο το δυνατόν ισάξιας δυσκολίας για τον εκάστοτε εργαζόμενο.</text:p>
      <text:p text:style-name="P1">- Εξ αρχής συμφωνία των όσων ζητούνται απ’ τον εργαζόμενο και των πόσων θα αμείβεται για τις παροχές του κατά προτίμηση υπό της μορφής συμβολαίου.</text:p>
      <text:p text:style-name="P1"/>
      <text:p text:style-name="P1">4. Κακός <text:span text:style-name="T2">χρονοπρογραμματισμός</text:span></text:p>
      <text:p text:style-name="P1">- Προσπαθούμε να αποφύγουμε την υπερφόρτωση των μελών αλλά και την <text:span text:style-name="T1">χαμηλή τους δέσμευση, αδιαφορία).</text:span></text:p>
      <text:p text:style-name="P1">- Επιθυμούμε να δουλεύουμε συγχρονισμένα με ρυθμούς εργασίας που αρμόζει τόσο στα μέλη όσο και στην ομάδα συνολικά.</text:p>
      <text:p text:style-name="P1">- ό<text:span text:style-name="T1">χι σε μη ρεαλιστικές προσδοκίες που δεν έχουν να αποφέρουν τίποτα παρά εντάσεις.</text:span></text:p>
      <text:p text:style-name="P1"/>
      <text:p text:style-name="P2">5. Κακή <text:span text:style-name="T2">επικοινωνία</text:span></text:p>
      <text:p text:style-name="P2">- Ελλιπής ενημέρωση των μελών</text:p>
      <text:p text:style-name="P2">- Βοήθεια και μετάδοση γνώση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8:30:24.116800517</meta:creation-date>
    <dc:date>2023-03-16T18:51:05.021305510</dc:date>
    <meta:editing-duration>PT9M30S</meta:editing-duration>
    <meta:editing-cycles>1</meta:editing-cycles>
    <meta:document-statistic meta:table-count="0" meta:image-count="0" meta:object-count="0" meta:page-count="1" meta:paragraph-count="20" meta:word-count="191" meta:character-count="1260" meta:non-whitespace-character-count="1089"/>
    <meta:generator>LibreOffice/7.3.7.2$Linux_X86_64 LibreOffice_project/30$Build-2</meta:generator>
  </office:meta>
</office:document-meta>
</file>